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_qerror_exhaustive" table:style-name="ta1">
        <office:forms form:automatic-focus="false" form:apply-design-mode="false"/>
        <table:shapes>
          <draw:frame draw:z-index="0" draw:style-name="gr1" draw:text-style-name="P1" svg:width="6.2988in" svg:height="3.5429in" svg:x="5.4902in" svg:y="1.0634in">
            <draw:object draw:notify-on-update-of-ranges="max_qerror_exhaustive.D2:max_qerror_exhaustive.D46 max_qerror_exhaustive.I1:max_qerror_exhaustive.I1 max_qerror_exhaustive.E2:max_qerror_exhaustive.E46 max_qerror_exhaustive.D47:max_qerror_exhaustive.D99 max_qerror_exhaustive.I2:max_qerror_exhaustive.I2 max_qerror_exhaustive.E47:max_qerror_exhaustive.E99 max_qerror_exhaustive.D100:max_qerror_exhaustive.D114 max_qerror_exhaustive.I3:max_qerror_exhaustive.I3 max_qerror_exhaustive.E100:max_qerror_exhaustive.E1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ery_name</text:p>
          </table:table-cell>
          <table:table-cell office:value-type="string" calcext:value-type="string">
            <text:p>Tables_nbr</text:p>
          </table:table-cell>
          <table:table-cell office:value-type="string" calcext:value-type="string">
            <text:p>Query_complexity</text:p>
          </table:table-cell>
          <table:table-cell office:value-type="string" calcext:value-type="string">
            <text:p>Max_q_error_psql</text:p>
          </table:table-cell>
          <table:table-cell office:value-type="string" calcext:value-type="string">
            <text:p>Cost-DP_psql</text:p>
          </table:table-cell>
          <table:table-cell table:number-columns-repeated="3"/>
          <table:table-cell office:value-type="string" calcext:value-type="string">
            <text:p>Simple query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85.26923076923" calcext:value-type="float">
            <text:p>2385.26923076923</text:p>
          </table:table-cell>
          <table:table-cell office:value-type="float" office:value="221.39332096475" calcext:value-type="float">
            <text:p>221.39332096475</text:p>
          </table:table-cell>
          <table:table-cell table:number-columns-repeated="3"/>
          <table:table-cell office:value-type="string" calcext:value-type="string">
            <text:p>Moderate query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8.4" calcext:value-type="float">
            <text:p>718.4</text:p>
          </table:table-cell>
          <table:table-cell office:value-type="float" office:value="3546.3625" calcext:value-type="float">
            <text:p>3546.3625</text:p>
          </table:table-cell>
          <table:table-cell table:number-columns-repeated="3"/>
          <table:table-cell office:value-type="string" calcext:value-type="string">
            <text:p>Complex query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109.664150943396" calcext:value-type="float">
            <text:p>109.664150943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8.4" calcext:value-type="float">
            <text:p>718.4</text:p>
          </table:table-cell>
          <table:table-cell office:value-type="float" office:value="4177.54255319149" calcext:value-type="float">
            <text:p>4177.54255319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28" calcext:value-type="float">
            <text:p>52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96.159595959596" calcext:value-type="float">
            <text:p>96.159595959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39.5" calcext:value-type="float">
            <text:p>8539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127509976563" calcext:value-type="float">
            <text:p>9.1275099765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1976744186047" calcext:value-type="float">
            <text:p>50.19767441860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6.592592592593" calcext:value-type="float">
            <text:p>376.592592592593</text:p>
          </table:table-cell>
          <table:table-cell office:value-type="float" office:value="1.59130719489236" calcext:value-type="float">
            <text:p>1.5913071948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.33333333333" calcext:value-type="float">
            <text:p>1000.33333333333</text:p>
          </table:table-cell>
          <table:table-cell office:value-type="float" office:value="1.21705426356589" calcext:value-type="float">
            <text:p>1.21705426356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1.3676552881925" calcext:value-type="float">
            <text:p>1.3676552881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6.15625" calcext:value-type="float">
            <text:p>616.15625</text:p>
          </table:table-cell>
          <table:table-cell office:value-type="float" office:value="1.50665655544321" calcext:value-type="float">
            <text:p>1.50665655544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34618441971383" calcext:value-type="float">
            <text:p>8.346184419713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92035398230089" calcext:value-type="float">
            <text:p>5.92035398230089</text:p>
          </table:table-cell>
          <table:table-cell office:value-type="float" office:value="1.03521779425394" calcext:value-type="float">
            <text:p>1.03521779425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3728813559322" calcext:value-type="float">
            <text:p>10.37288135593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2.90532544378698" calcext:value-type="float">
            <text:p>2.90532544378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6.653814602133" calcext:value-type="float">
            <text:p>256.653814602133</text:p>
          </table:table-cell>
          <table:table-cell office:value-type="float" office:value="139.337671004338" calcext:value-type="float">
            <text:p>139.337671004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8.3816" calcext:value-type="float">
            <text:p>628.38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79" calcext:value-type="float">
            <text:p>17379</text:p>
          </table:table-cell>
          <table:table-cell office:value-type="float" office:value="29.4405144694534" calcext:value-type="float">
            <text:p>29.4405144694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4.025" calcext:value-type="float">
            <text:p>4.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.215182251864" calcext:value-type="float">
            <text:p>115.215182251864</text:p>
          </table:table-cell>
          <table:table-cell office:value-type="float" office:value="1.1649034469747" calcext:value-type="float">
            <text:p>1.1649034469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.1616603319775" calcext:value-type="float">
            <text:p>24.1616603319775</text:p>
          </table:table-cell>
          <table:table-cell office:value-type="float" office:value="1.09576779825872" calcext:value-type="float">
            <text:p>1.09576779825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.39634941329857" calcext:value-type="float">
            <text:p>1.39634941329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55.38461538462" calcext:value-type="float">
            <text:p>1555.38461538462</text:p>
          </table:table-cell>
          <table:table-cell office:value-type="float" office:value="1.0196671709531" calcext:value-type="float">
            <text:p>1.019667170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  <table:table-cell office:value-type="float" office:value="1.42058264880732" calcext:value-type="float">
            <text:p>1.42058264880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54.60344827586" calcext:value-type="float">
            <text:p>4354.60344827586</text:p>
          </table:table-cell>
          <table:table-cell office:value-type="float" office:value="2.02184610183579" calcext:value-type="float">
            <text:p>2.02184610183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3.708333333333" calcext:value-type="float">
            <text:p>603.708333333333</text:p>
          </table:table-cell>
          <table:table-cell office:value-type="float" office:value="4.80769230769231" calcext:value-type="float">
            <text:p>4.8076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.742857142857" calcext:value-type="float">
            <text:p>129.7428571428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67519712790053" calcext:value-type="float">
            <text:p>3.675197127900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722.2169811321" calcext:value-type="float">
            <text:p>26722.2169811321</text:p>
          </table:table-cell>
          <table:table-cell office:value-type="float" office:value="1.31384244557043" calcext:value-type="float">
            <text:p>1.31384244557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306" calcext:value-type="float">
            <text:p>52306</text:p>
          </table:table-cell>
          <table:table-cell office:value-type="float" office:value="7.1369749079919" calcext:value-type="float">
            <text:p>7.1369749079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104.609077186788" calcext:value-type="float">
            <text:p>104.609077186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21.6683183008129" calcext:value-type="float">
            <text:p>21.6683183008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722.2169811321" calcext:value-type="float">
            <text:p>26722.21698113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430.2576271186" calcext:value-type="float">
            <text:p>26430.2576271186</text:p>
          </table:table-cell>
          <table:table-cell office:value-type="float" office:value="3.42925926966516" calcext:value-type="float">
            <text:p>3.4292592696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204" calcext:value-type="float">
            <text:p>41204</text:p>
          </table:table-cell>
          <table:table-cell office:value-type="float" office:value="1.02928874344029" calcext:value-type="float">
            <text:p>1.0292887434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2.615384615385" calcext:value-type="float">
            <text:p>592.615384615385</text:p>
          </table:table-cell>
          <table:table-cell office:value-type="float" office:value="12.4275618374558" calcext:value-type="float">
            <text:p>12.4275618374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073" calcext:value-type="float">
            <text:p>28073</text:p>
          </table:table-cell>
          <table:table-cell office:value-type="float" office:value="2.91267307866169" calcext:value-type="float">
            <text:p>2.91267307866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4719" calcext:value-type="float">
            <text:p>484719</text:p>
          </table:table-cell>
          <table:table-cell office:value-type="float" office:value="1.75069854597414" calcext:value-type="float">
            <text:p>1.75069854597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272.25" calcext:value-type="float">
            <text:p>53272.25</text:p>
          </table:table-cell>
          <table:table-cell office:value-type="float" office:value="1.20117032392894" calcext:value-type="float">
            <text:p>1.20117032392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6662.80952381" calcext:value-type="float">
            <text:p>246662.80952381</text:p>
          </table:table-cell>
          <table:table-cell office:value-type="float" office:value="5.5011130893864" calcext:value-type="float">
            <text:p>5.5011130893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130" calcext:value-type="float">
            <text:p>32130</text:p>
          </table:table-cell>
          <table:table-cell office:value-type="float" office:value="1.0274197520729" calcext:value-type="float">
            <text:p>1.0274197520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15" calcext:value-type="float">
            <text:p>11915</text:p>
          </table:table-cell>
          <table:table-cell office:value-type="float" office:value="1.91764705882353" calcext:value-type="float">
            <text:p>1.91764705882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0315.666666667" calcext:value-type="float">
            <text:p>260315.666666667</text:p>
          </table:table-cell>
          <table:table-cell office:value-type="float" office:value="1.28860841336764" calcext:value-type="float">
            <text:p>1.2886084133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510" calcext:value-type="float">
            <text:p>15510</text:p>
          </table:table-cell>
          <table:table-cell office:value-type="float" office:value="1.01309046935228" calcext:value-type="float">
            <text:p>1.01309046935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123.5" calcext:value-type="float">
            <text:p>25123.5</text:p>
          </table:table-cell>
          <table:table-cell office:value-type="float" office:value="3.38222849083216" calcext:value-type="float">
            <text:p>3.38222849083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454.6" calcext:value-type="float">
            <text:p>95454.6</text:p>
          </table:table-cell>
          <table:table-cell office:value-type="float" office:value="27.7158273381295" calcext:value-type="float">
            <text:p>27.7158273381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557" calcext:value-type="float">
            <text:p>43557</text:p>
          </table:table-cell>
          <table:table-cell office:value-type="float" office:value="1.97064725104627" calcext:value-type="float">
            <text:p>1.97064725104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56570" calcext:value-type="float">
            <text:p>10256570</text:p>
          </table:table-cell>
          <table:table-cell office:value-type="float" office:value="2.31014287638356" calcext:value-type="float">
            <text:p>2.31014287638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809.1818181818" calcext:value-type="float">
            <text:p>47809.1818181818</text:p>
          </table:table-cell>
          <table:table-cell office:value-type="float" office:value="1.83461995249406" calcext:value-type="float">
            <text:p>1.83461995249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809.1818181818" calcext:value-type="float">
            <text:p>47809.1818181818</text:p>
          </table:table-cell>
          <table:table-cell office:value-type="float" office:value="2.8758865248227" calcext:value-type="float">
            <text:p>2.8758865248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56570" calcext:value-type="float">
            <text:p>10256570</text:p>
          </table:table-cell>
          <table:table-cell office:value-type="float" office:value="2.24505799666156" calcext:value-type="float">
            <text:p>2.24505799666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916" calcext:value-type="float">
            <text:p>23916</text:p>
          </table:table-cell>
          <table:table-cell office:value-type="float" office:value="4.49180327868853" calcext:value-type="float">
            <text:p>4.49180327868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774" calcext:value-type="float">
            <text:p>12774</text:p>
          </table:table-cell>
          <table:table-cell office:value-type="float" office:value="16.7135135135135" calcext:value-type="float">
            <text:p>16.7135135135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334.875" calcext:value-type="float">
            <text:p>24334.875</text:p>
          </table:table-cell>
          <table:table-cell office:value-type="float" office:value="1.3402735000616" calcext:value-type="float">
            <text:p>1.3402735000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09" calcext:value-type="float">
            <text:p>4309</text:p>
          </table:table-cell>
          <table:table-cell office:value-type="float" office:value="5.24317295188557" calcext:value-type="float">
            <text:p>5.2431729518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71" calcext:value-type="float">
            <text:p>3771</text:p>
          </table:table-cell>
          <table:table-cell office:value-type="float" office:value="13.2780082987552" calcext:value-type="float">
            <text:p>13.2780082987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187" calcext:value-type="float">
            <text:p>9187</text:p>
          </table:table-cell>
          <table:table-cell office:value-type="float" office:value="3.27646568491248" calcext:value-type="float">
            <text:p>3.27646568491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81" calcext:value-type="float">
            <text:p>5681</text:p>
          </table:table-cell>
          <table:table-cell office:value-type="float" office:value="4.91280390820268" calcext:value-type="float">
            <text:p>4.91280390820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office:value-type="float" office:value="2.58822461575699" calcext:value-type="float">
            <text:p>2.58822461575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1330.086956522" calcext:value-type="float">
            <text:p>161330.0869565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office:value-type="float" office:value="1.19206411839165" calcext:value-type="float">
            <text:p>1.19206411839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625.5609756098" calcext:value-type="float">
            <text:p>22625.56097560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2720" calcext:value-type="float">
            <text:p>82720</text:p>
          </table:table-cell>
          <table:table-cell office:value-type="float" office:value="1.86452045606975" calcext:value-type="float">
            <text:p>1.8645204560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51" calcext:value-type="float">
            <text:p>14051</text:p>
          </table:table-cell>
          <table:table-cell office:value-type="float" office:value="3.14634146341463" calcext:value-type="float">
            <text:p>3.14634146341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5936" calcext:value-type="float">
            <text:p>195936</text:p>
          </table:table-cell>
          <table:table-cell office:value-type="float" office:value="1.60855533967794" calcext:value-type="float">
            <text:p>1.60855533967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09379" calcext:value-type="float">
            <text:p>1909379</text:p>
          </table:table-cell>
          <table:table-cell office:value-type="float" office:value="3.1632770678997" calcext:value-type="float">
            <text:p>3.1632770678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86607" calcext:value-type="float">
            <text:p>87986607</text:p>
          </table:table-cell>
          <table:table-cell office:value-type="float" office:value="37212.9418747442" calcext:value-type="float">
            <text:p>37212.9418747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55207.2273324573" calcext:value-type="float">
            <text:p>55207.2273324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242.107746098818" calcext:value-type="float">
            <text:p>242.107746098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0243" calcext:value-type="float">
            <text:p>60243</text:p>
          </table:table-cell>
          <table:table-cell office:value-type="float" office:value="1.5570497483706" calcext:value-type="float">
            <text:p>1.5570497483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60" calcext:value-type="float">
            <text:p>31960</text:p>
          </table:table-cell>
          <table:table-cell office:value-type="float" office:value="1.93315077319588" calcext:value-type="float">
            <text:p>1.93315077319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902" calcext:value-type="float">
            <text:p>99902</text:p>
          </table:table-cell>
          <table:table-cell office:value-type="float" office:value="1.68990642736616" calcext:value-type="float">
            <text:p>1.68990642736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23511" calcext:value-type="float">
            <text:p>523511</text:p>
          </table:table-cell>
          <table:table-cell office:value-type="float" office:value="13.3826247689464" calcext:value-type="float">
            <text:p>13.382624768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725" calcext:value-type="float">
            <text:p>70725</text:p>
          </table:table-cell>
          <table:table-cell office:value-type="float" office:value="21.1011608623549" calcext:value-type="float">
            <text:p>21.1011608623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842381" calcext:value-type="float">
            <text:p>2842381</text:p>
          </table:table-cell>
          <table:table-cell office:value-type="float" office:value="2.83143172616857" calcext:value-type="float">
            <text:p>2.83143172616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9854.56" calcext:value-type="float">
            <text:p>319854.56</text:p>
          </table:table-cell>
          <table:table-cell office:value-type="float" office:value="59.2696262854276" calcext:value-type="float">
            <text:p>59.2696262854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1411.5" calcext:value-type="float">
            <text:p>1641411.5</text:p>
          </table:table-cell>
          <table:table-cell office:value-type="float" office:value="6.77331420373027" calcext:value-type="float">
            <text:p>6.77331420373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1411.5" calcext:value-type="float">
            <text:p>1641411.5</text:p>
          </table:table-cell>
          <table:table-cell office:value-type="float" office:value="16.0481927710843" calcext:value-type="float">
            <text:p>16.0481927710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5004.777777778" calcext:value-type="float">
            <text:p>795004.777777778</text:p>
          </table:table-cell>
          <table:table-cell office:value-type="float" office:value="7.73071528751753" calcext:value-type="float">
            <text:p>7.7307152875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45072" calcext:value-type="float">
            <text:p>2945072</text:p>
          </table:table-cell>
          <table:table-cell office:value-type="float" office:value="5.00795215562566" calcext:value-type="float">
            <text:p>5.00795215562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4620" calcext:value-type="float">
            <text:p>424620</text:p>
          </table:table-cell>
          <table:table-cell office:value-type="float" office:value="16.1432748538012" calcext:value-type="float">
            <text:p>16.1432748538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480" calcext:value-type="float">
            <text:p>319480</text:p>
          </table:table-cell>
          <table:table-cell office:value-type="float" office:value="1.68115334730121" calcext:value-type="float">
            <text:p>1.68115334730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190" calcext:value-type="float">
            <text:p>34190</text:p>
          </table:table-cell>
          <table:table-cell office:value-type="float" office:value="2.10344827586207" calcext:value-type="float">
            <text:p>2.10344827586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8769.25" calcext:value-type="float">
            <text:p>378769.25</text:p>
          </table:table-cell>
          <table:table-cell office:value-type="float" office:value="1.97708915520595" calcext:value-type="float">
            <text:p>1.97708915520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45539" calcext:value-type="float">
            <text:p>41145539</text:p>
          </table:table-cell>
          <table:table-cell office:value-type="float" office:value="335.025371073524" calcext:value-type="float">
            <text:p>335.025371073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175984" calcext:value-type="float">
            <text:p>21175984</text:p>
          </table:table-cell>
          <table:table-cell office:value-type="float" office:value="39.6694560669456" calcext:value-type="float">
            <text:p>39.6694560669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5474088" calcext:value-type="float">
            <text:p>125474088</text:p>
          </table:table-cell>
          <table:table-cell office:value-type="float" office:value="304.087339362208" calcext:value-type="float">
            <text:p>304.087339362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8098" calcext:value-type="float">
            <text:p>448098</text:p>
          </table:table-cell>
          <table:table-cell office:value-type="float" office:value="15.9592555331992" calcext:value-type="float">
            <text:p>15.9592555331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8098" calcext:value-type="float">
            <text:p>448098</text:p>
          </table:table-cell>
          <table:table-cell office:value-type="float" office:value="8.52349437458637" calcext:value-type="float">
            <text:p>8.52349437458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29760" calcext:value-type="float">
            <text:p>1229760</text:p>
          </table:table-cell>
          <table:table-cell office:value-type="float" office:value="1.98516242317823" calcext:value-type="float">
            <text:p>1.98516242317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60956" calcext:value-type="float">
            <text:p>1760956</text:p>
          </table:table-cell>
          <table:table-cell office:value-type="float" office:value="23.1958626760563" calcext:value-type="float">
            <text:p>23.195862676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b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60956" calcext:value-type="float">
            <text:p>1760956</text:p>
          </table:table-cell>
          <table:table-cell office:value-type="float" office:value="5.88032454361055" calcext:value-type="float">
            <text:p>5.8803245436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84358" calcext:value-type="float">
            <text:p>3884358</text:p>
          </table:table-cell>
          <table:table-cell office:value-type="float" office:value="150.833049139668" calcext:value-type="float">
            <text:p>150.833049139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42981" calcext:value-type="float">
            <text:p>5442981</text:p>
          </table:table-cell>
          <table:table-cell office:value-type="float" office:value="2.93828431372549" calcext:value-type="float">
            <text:p>2.93828431372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0766" calcext:value-type="float">
            <text:p>550766</text:p>
          </table:table-cell>
          <table:table-cell office:value-type="float" office:value="5.30880041906758" calcext:value-type="float">
            <text:p>5.30880041906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c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42381" calcext:value-type="float">
            <text:p>2842381</text:p>
          </table:table-cell>
          <table:table-cell office:value-type="float" office:value="11.153591160221" calcext:value-type="float">
            <text:p>11.153591160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0203" calcext:value-type="float">
            <text:p>1020203</text:p>
          </table:table-cell>
          <table:table-cell office:value-type="float" office:value="9.13567148799756" calcext:value-type="float">
            <text:p>9.13567148799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b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20203" calcext:value-type="float">
            <text:p>1020203</text:p>
          </table:table-cell>
          <table:table-cell office:value-type="float" office:value="1511.49480968858" calcext:value-type="float">
            <text:p>1511.49480968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406616" calcext:value-type="float">
            <text:p>3406616</text:p>
          </table:table-cell>
          <table:table-cell office:value-type="float" office:value="15.017044345332" calcext:value-type="float">
            <text:p>15.017044345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11915.66666667" calcext:value-type="float">
            <text:p>4311915.66666667</text:p>
          </table:table-cell>
          <table:table-cell office:value-type="float" office:value="20.7466420760446" calcext:value-type="float">
            <text:p>20.7466420760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b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9660" calcext:value-type="float">
            <text:p>369660</text:p>
          </table:table-cell>
          <table:table-cell office:value-type="float" office:value="19.993288590604" calcext:value-type="float">
            <text:p>19.993288590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153261.75" calcext:value-type="float">
            <text:p>6153261.75</text:p>
          </table:table-cell>
          <table:table-cell office:value-type="float" office:value="21.2119458201563" calcext:value-type="float">
            <text:p>21.2119458201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a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92947549" calcext:value-type="float">
            <text:p>792947549</text:p>
          </table:table-cell>
          <table:table-cell office:value-type="float" office:value="3.24258168802679" calcext:value-type="float">
            <text:p>3.24258168802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b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6154056" calcext:value-type="float">
            <text:p>126154056</text:p>
          </table:table-cell>
          <table:table-cell office:value-type="float" office:value="3.09164358264081" calcext:value-type="float">
            <text:p>3.09164358264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c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57893916" calcext:value-type="float">
            <text:p>2057893916</text:p>
          </table:table-cell>
          <table:table-cell office:value-type="float" office:value="26.6807896124771" calcext:value-type="float">
            <text:p>26.68078961247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9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2T20:27:12.473139535</dc:date>
    <meta:editing-duration>PT6H19M</meta:editing-duration>
    <meta:editing-cycles>11</meta:editing-cycles>
    <meta:generator>LibreOffice/7.5.0.3$MacOSX_X86_64 LibreOffice_project/c21113d003cd3efa8c53188764377a8272d9d6de</meta:generator>
    <meta:document-statistic meta:table-count="1" meta:cell-count="573" meta:object-count="1"/>
  </office:meta>
</office:document-meta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29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9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.723cm" svg:y="0.188cm" style:legend-expansion="custom" svg:width="3.045cm" svg:height="1.494cm" style:legend-expansion-aspect-ratio="2.03815261044177" chart:style-name="ch2"/>
        <chart:plot-area chart:style-name="ch3" table:cell-range-address="max_qerror_exhaustive.D2:max_qerror_exhaustive.E46 max_qerror_exhaustive.I1:max_qerror_exhaustive.I3 max_qerror_exhaustive.E47:max_qerror_exhaustive.E114" chart:data-source-has-labels="row" svg:x="0.503cm" svg:y="0.053cm" svg:width="15.405cm" svg:height="8.235cm">
          <chart:coordinate-region svg:x="1.607cm" svg:y="0.253cm" svg:width="13.774cm" svg:height="7.388cm"/>
          <chart:axis chart:dimension="x" chart:name="primary-x" chart:style-name="ch4">
            <chart:title svg:x="6.526cm" svg:y="8.272cm" chart:style-name="ch5">
              <text:p>Max Q-Error (log scale)</text:p>
            </chart:title>
          </chart:axis>
          <chart:axis chart:dimension="y" chart:name="primary-y" chart:style-name="ch4">
            <chart:title svg:x="0cm" svg:y="5.507cm" chart:style-name="ch6">
              <text:p>P-Error (log scale)</text:p>
            </chart:title>
            <chart:grid chart:style-name="ch7" chart:class="major"/>
          </chart:axis>
          <chart:series chart:style-name="ch8" chart:values-cell-range-address="max_qerror_exhaustive.E2:max_qerror_exhaustive.E46" chart:label-cell-address="max_qerror_exhaustive.I1:max_qerror_exhaustive.I1" chart:class="chart:scatter">
            <chart:domain table:cell-range-address="max_qerror_exhaustive.D2:max_qerror_exhaustive.D46"/>
            <chart:data-point chart:repeated="45"/>
          </chart:series>
          <chart:series chart:style-name="ch9" chart:values-cell-range-address="max_qerror_exhaustive.E47:max_qerror_exhaustive.E99" chart:label-cell-address="max_qerror_exhaustive.I2:max_qerror_exhaustive.I2" chart:class="chart:scatter">
            <chart:domain table:cell-range-address="max_qerror_exhaustive.D47:max_qerror_exhaustive.D99"/>
            <chart:data-point chart:repeated="53"/>
          </chart:series>
          <chart:series chart:style-name="ch10" chart:values-cell-range-address="max_qerror_exhaustive.E100:max_qerror_exhaustive.E114" chart:label-cell-address="max_qerror_exhaustive.I3:max_qerror_exhaustive.I3" chart:class="chart:scatter">
            <chart:domain table:cell-range-address="max_qerror_exhaustive.D100:max_qerror_exhaustive.D114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ple query</text:p>
                <draw:g>
                  <svg:desc>max_qerror_exhaustive.I1:max_qerror_exhaustive.I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oderate query</text:p>
                <draw:g>
                  <svg:desc>max_qerror_exhaustive.I2:max_qerror_exhaustive.I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mplex query</text:p>
                <draw:g>
                  <svg:desc>max_qerror_exhaustive.I3:max_qerror_exhaustive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5.26923076923">
                <text:p>2385.26923076923</text:p>
                <draw:g>
                  <svg:desc>max_qerror_exhaustive.D2:max_qerror_exhaustive.D46</svg:desc>
                </draw:g>
              </table:table-cell>
              <table:table-cell office:value-type="float" office:value="221.39332096475">
                <text:p>221.39332096475</text:p>
                <draw:g>
                  <svg:desc>max_qerror_exhaustive.E2:max_qerror_exhaustive.E46</svg:desc>
                </draw:g>
              </table:table-cell>
              <table:table-cell office:value-type="float" office:value="484719">
                <text:p>484719</text:p>
                <draw:g>
                  <svg:desc>max_qerror_exhaustive.D47:max_qerror_exhaustive.D99</svg:desc>
                </draw:g>
              </table:table-cell>
              <table:table-cell office:value-type="float" office:value="1.75069854597414">
                <text:p>1.75069854597414</text:p>
                <draw:g>
                  <svg:desc>max_qerror_exhaustive.E47:max_qerror_exhaustive.E99</svg:desc>
                </draw:g>
              </table:table-cell>
              <table:table-cell office:value-type="float" office:value="1760956">
                <text:p>1760956</text:p>
                <draw:g>
                  <svg:desc>max_qerror_exhaustive.D100:max_qerror_exhaustive.D114</svg:desc>
                </draw:g>
              </table:table-cell>
              <table:table-cell office:value-type="float" office:value="23.1958626760563">
                <text:p>23.1958626760563</text:p>
                <draw:g>
                  <svg:desc>max_qerror_exhaustive.E100:max_qerror_exhaustive.E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8.4">
                <text:p>718.4</text:p>
              </table:table-cell>
              <table:table-cell office:value-type="float" office:value="3546.3625">
                <text:p>3546.3625</text:p>
              </table:table-cell>
              <table:table-cell office:value-type="float" office:value="53272.25">
                <text:p>53272.25</text:p>
              </table:table-cell>
              <table:table-cell office:value-type="float" office:value="1.20117032392894">
                <text:p>1.20117032392894</text:p>
              </table:table-cell>
              <table:table-cell office:value-type="float" office:value="1760956">
                <text:p>1760956</text:p>
              </table:table-cell>
              <table:table-cell office:value-type="float" office:value="5.88032454361055">
                <text:p>5.88032454361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8">
                <text:p>2458</text:p>
              </table:table-cell>
              <table:table-cell office:value-type="float" office:value="109.664150943396">
                <text:p>109.664150943396</text:p>
              </table:table-cell>
              <table:table-cell office:value-type="float" office:value="246662.80952381">
                <text:p>246662.80952381</text:p>
              </table:table-cell>
              <table:table-cell office:value-type="float" office:value="5.5011130893864">
                <text:p>5.5011130893864</text:p>
              </table:table-cell>
              <table:table-cell office:value-type="float" office:value="3884358">
                <text:p>3884358</text:p>
              </table:table-cell>
              <table:table-cell office:value-type="float" office:value="150.833049139668">
                <text:p>150.833049139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8.4">
                <text:p>718.4</text:p>
              </table:table-cell>
              <table:table-cell office:value-type="float" office:value="4177.54255319149">
                <text:p>4177.54255319149</text:p>
              </table:table-cell>
              <table:table-cell office:value-type="float" office:value="32130">
                <text:p>32130</text:p>
              </table:table-cell>
              <table:table-cell office:value-type="float" office:value="1.0274197520729">
                <text:p>1.0274197520729</text:p>
              </table:table-cell>
              <table:table-cell office:value-type="float" office:value="5442981">
                <text:p>5442981</text:p>
              </table:table-cell>
              <table:table-cell office:value-type="float" office:value="2.93828431372549">
                <text:p>2.93828431372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34">
                <text:p>7834</text:p>
              </table:table-cell>
              <table:table-cell office:value-type="float" office:value="1">
                <text:p>1</text:p>
              </table:table-cell>
              <table:table-cell office:value-type="float" office:value="11915">
                <text:p>11915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550766">
                <text:p>550766</text:p>
              </table:table-cell>
              <table:table-cell office:value-type="float" office:value="5.30880041906758">
                <text:p>5.30880041906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28">
                <text:p>5228</text:p>
              </table:table-cell>
              <table:table-cell office:value-type="float" office:value="1">
                <text:p>1</text:p>
              </table:table-cell>
              <table:table-cell office:value-type="float" office:value="260315.666666667">
                <text:p>260315.666666667</text:p>
              </table:table-cell>
              <table:table-cell office:value-type="float" office:value="1.28860841336764">
                <text:p>1.28860841336764</text:p>
              </table:table-cell>
              <table:table-cell office:value-type="float" office:value="2842381">
                <text:p>2842381</text:p>
              </table:table-cell>
              <table:table-cell office:value-type="float" office:value="11.153591160221">
                <text:p>11.153591160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2">
                <text:p>2092</text:p>
              </table:table-cell>
              <table:table-cell office:value-type="float" office:value="96.159595959596">
                <text:p>96.159595959596</text:p>
              </table:table-cell>
              <table:table-cell office:value-type="float" office:value="15510">
                <text:p>15510</text:p>
              </table:table-cell>
              <table:table-cell office:value-type="float" office:value="1.01309046935228">
                <text:p>1.01309046935228</text:p>
              </table:table-cell>
              <table:table-cell office:value-type="float" office:value="1020203">
                <text:p>1020203</text:p>
              </table:table-cell>
              <table:table-cell office:value-type="float" office:value="9.13567148799756">
                <text:p>9.1356714879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39.5">
                <text:p>8539.5</text:p>
              </table:table-cell>
              <table:table-cell office:value-type="float" office:value="1">
                <text:p>1</text:p>
              </table:table-cell>
              <table:table-cell office:value-type="float" office:value="25123.5">
                <text:p>25123.5</text:p>
              </table:table-cell>
              <table:table-cell office:value-type="float" office:value="3.38222849083216">
                <text:p>3.38222849083216</text:p>
              </table:table-cell>
              <table:table-cell office:value-type="float" office:value="1020203">
                <text:p>1020203</text:p>
              </table:table-cell>
              <table:table-cell office:value-type="float" office:value="1511.49480968858">
                <text:p>1511.4948096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27509976563">
                <text:p>9.127509976563</text:p>
              </table:table-cell>
              <table:table-cell office:value-type="float" office:value="1">
                <text:p>1</text:p>
              </table:table-cell>
              <table:table-cell office:value-type="float" office:value="95454.6">
                <text:p>95454.6</text:p>
              </table:table-cell>
              <table:table-cell office:value-type="float" office:value="27.7158273381295">
                <text:p>27.7158273381295</text:p>
              </table:table-cell>
              <table:table-cell office:value-type="float" office:value="3406616">
                <text:p>3406616</text:p>
              </table:table-cell>
              <table:table-cell office:value-type="float" office:value="15.017044345332">
                <text:p>15.017044345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88">
                <text:p>4388</text:p>
              </table:table-cell>
              <table:table-cell office:value-type="float" office:value="1">
                <text:p>1</text:p>
              </table:table-cell>
              <table:table-cell office:value-type="float" office:value="43557">
                <text:p>43557</text:p>
              </table:table-cell>
              <table:table-cell office:value-type="float" office:value="1.97064725104627">
                <text:p>1.97064725104627</text:p>
              </table:table-cell>
              <table:table-cell office:value-type="float" office:value="4311915.66666667">
                <text:p>4311915.66666667</text:p>
              </table:table-cell>
              <table:table-cell office:value-type="float" office:value="20.7466420760446">
                <text:p>20.7466420760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10256570">
                <text:p>10256570</text:p>
              </table:table-cell>
              <table:table-cell office:value-type="float" office:value="2.31014287638356">
                <text:p>2.31014287638356</text:p>
              </table:table-cell>
              <table:table-cell office:value-type="float" office:value="369660">
                <text:p>369660</text:p>
              </table:table-cell>
              <table:table-cell office:value-type="float" office:value="19.993288590604">
                <text:p>19.993288590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47809.1818181818">
                <text:p>47809.1818181818</text:p>
              </table:table-cell>
              <table:table-cell office:value-type="float" office:value="1.83461995249406">
                <text:p>1.83461995249406</text:p>
              </table:table-cell>
              <table:table-cell office:value-type="float" office:value="6153261.75">
                <text:p>6153261.75</text:p>
              </table:table-cell>
              <table:table-cell office:value-type="float" office:value="21.2119458201563">
                <text:p>21.2119458201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976744186047">
                <text:p>50.1976744186047</text:p>
              </table:table-cell>
              <table:table-cell office:value-type="float" office:value="1">
                <text:p>1</text:p>
              </table:table-cell>
              <table:table-cell office:value-type="float" office:value="47809.1818181818">
                <text:p>47809.1818181818</text:p>
              </table:table-cell>
              <table:table-cell office:value-type="float" office:value="2.8758865248227">
                <text:p>2.8758865248227</text:p>
              </table:table-cell>
              <table:table-cell office:value-type="float" office:value="792947549">
                <text:p>792947549</text:p>
              </table:table-cell>
              <table:table-cell office:value-type="float" office:value="3.24258168802679">
                <text:p>3.24258168802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6.592592592593">
                <text:p>376.592592592593</text:p>
              </table:table-cell>
              <table:table-cell office:value-type="float" office:value="1.59130719489236">
                <text:p>1.59130719489236</text:p>
              </table:table-cell>
              <table:table-cell office:value-type="float" office:value="10256570">
                <text:p>10256570</text:p>
              </table:table-cell>
              <table:table-cell office:value-type="float" office:value="2.24505799666156">
                <text:p>2.24505799666156</text:p>
              </table:table-cell>
              <table:table-cell office:value-type="float" office:value="126154056">
                <text:p>126154056</text:p>
              </table:table-cell>
              <table:table-cell office:value-type="float" office:value="3.09164358264081">
                <text:p>3.09164358264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.33333333333">
                <text:p>1000.33333333333</text:p>
              </table:table-cell>
              <table:table-cell office:value-type="float" office:value="1.21705426356589">
                <text:p>1.21705426356589</text:p>
              </table:table-cell>
              <table:table-cell office:value-type="float" office:value="23916">
                <text:p>23916</text:p>
              </table:table-cell>
              <table:table-cell office:value-type="float" office:value="4.49180327868853">
                <text:p>4.49180327868853</text:p>
              </table:table-cell>
              <table:table-cell office:value-type="float" office:value="2057893916">
                <text:p>2057893916</text:p>
              </table:table-cell>
              <table:table-cell office:value-type="float" office:value="26.6807896124771">
                <text:p>26.6807896124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0">
                <text:p>2510</text:p>
              </table:table-cell>
              <table:table-cell office:value-type="float" office:value="1.3676552881925">
                <text:p>1.3676552881925</text:p>
              </table:table-cell>
              <table:table-cell office:value-type="float" office:value="12774">
                <text:p>12774</text:p>
              </table:table-cell>
              <table:table-cell office:value-type="float" office:value="16.7135135135135">
                <text:p>16.7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6.15625">
                <text:p>616.15625</text:p>
              </table:table-cell>
              <table:table-cell office:value-type="float" office:value="1.50665655544321">
                <text:p>1.50665655544321</text:p>
              </table:table-cell>
              <table:table-cell office:value-type="float" office:value="24334.875">
                <text:p>24334.875</text:p>
              </table:table-cell>
              <table:table-cell office:value-type="float" office:value="1.3402735000616">
                <text:p>1.3402735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4618441971383">
                <text:p>8.34618441971383</text:p>
              </table:table-cell>
              <table:table-cell office:value-type="float" office:value="1">
                <text:p>1</text:p>
              </table:table-cell>
              <table:table-cell office:value-type="float" office:value="4309">
                <text:p>4309</text:p>
              </table:table-cell>
              <table:table-cell office:value-type="float" office:value="5.24317295188557">
                <text:p>5.2431729518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2035398230089">
                <text:p>5.92035398230089</text:p>
              </table:table-cell>
              <table:table-cell office:value-type="float" office:value="1.03521779425394">
                <text:p>1.03521779425394</text:p>
              </table:table-cell>
              <table:table-cell office:value-type="float" office:value="3771">
                <text:p>3771</text:p>
              </table:table-cell>
              <table:table-cell office:value-type="float" office:value="13.2780082987552">
                <text:p>13.2780082987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728813559322">
                <text:p>10.3728813559322</text:p>
              </table:table-cell>
              <table:table-cell office:value-type="float" office:value="1">
                <text:p>1</text:p>
              </table:table-cell>
              <table:table-cell office:value-type="float" office:value="9187">
                <text:p>9187</text:p>
              </table:table-cell>
              <table:table-cell office:value-type="float" office:value="3.27646568491248">
                <text:p>3.2764656849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">
                <text:p>383</text:p>
              </table:table-cell>
              <table:table-cell office:value-type="float" office:value="2.90532544378698">
                <text:p>2.90532544378698</text:p>
              </table:table-cell>
              <table:table-cell office:value-type="float" office:value="5681">
                <text:p>5681</text:p>
              </table:table-cell>
              <table:table-cell office:value-type="float" office:value="4.91280390820268">
                <text:p>4.91280390820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2.58822461575699">
                <text:p>2.5882246157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.653814602133">
                <text:p>256.653814602133</text:p>
              </table:table-cell>
              <table:table-cell office:value-type="float" office:value="139.337671004338">
                <text:p>139.337671004338</text:p>
              </table:table-cell>
              <table:table-cell office:value-type="float" office:value="161330.086956522">
                <text:p>161330.0869565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1.19206411839165">
                <text:p>1.19206411839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8.3816">
                <text:p>628.3816</text:p>
              </table:table-cell>
              <table:table-cell office:value-type="float" office:value="1">
                <text:p>1</text:p>
              </table:table-cell>
              <table:table-cell office:value-type="float" office:value="22625.5609756098">
                <text:p>22625.56097560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79">
                <text:p>17379</text:p>
              </table:table-cell>
              <table:table-cell office:value-type="float" office:value="29.4405144694534">
                <text:p>29.4405144694534</text:p>
              </table:table-cell>
              <table:table-cell office:value-type="float" office:value="82720">
                <text:p>82720</text:p>
              </table:table-cell>
              <table:table-cell office:value-type="float" office:value="1.86452045606975">
                <text:p>1.8645204560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51">
                <text:p>2751</text:p>
              </table:table-cell>
              <table:table-cell office:value-type="float" office:value="4.025">
                <text:p>4.025</text:p>
              </table:table-cell>
              <table:table-cell office:value-type="float" office:value="14051">
                <text:p>14051</text:p>
              </table:table-cell>
              <table:table-cell office:value-type="float" office:value="3.14634146341463">
                <text:p>3.146341463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.215182251864">
                <text:p>115.215182251864</text:p>
              </table:table-cell>
              <table:table-cell office:value-type="float" office:value="1.1649034469747">
                <text:p>1.1649034469747</text:p>
              </table:table-cell>
              <table:table-cell office:value-type="float" office:value="195936">
                <text:p>195936</text:p>
              </table:table-cell>
              <table:table-cell office:value-type="float" office:value="1.60855533967794">
                <text:p>1.6085553396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1616603319775">
                <text:p>24.1616603319775</text:p>
              </table:table-cell>
              <table:table-cell office:value-type="float" office:value="1.09576779825872">
                <text:p>1.09576779825872</text:p>
              </table:table-cell>
              <table:table-cell office:value-type="float" office:value="1909379">
                <text:p>1909379</text:p>
              </table:table-cell>
              <table:table-cell office:value-type="float" office:value="3.1632770678997">
                <text:p>3.1632770678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7">
                <text:p>727</text:p>
              </table:table-cell>
              <table:table-cell office:value-type="float" office:value="1.39634941329857">
                <text:p>1.39634941329857</text:p>
              </table:table-cell>
              <table:table-cell office:value-type="float" office:value="87986607">
                <text:p>87986607</text:p>
              </table:table-cell>
              <table:table-cell office:value-type="float" office:value="37212.9418747442">
                <text:p>37212.941874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5.38461538462">
                <text:p>1555.38461538462</text:p>
              </table:table-cell>
              <table:table-cell office:value-type="float" office:value="1.0196671709531">
                <text:p>1.0196671709531</text:p>
              </table:table-cell>
              <table:table-cell office:value-type="float" office:value="41145539">
                <text:p>41145539</text:p>
              </table:table-cell>
              <table:table-cell office:value-type="float" office:value="55207.2273324573">
                <text:p>55207.227332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14">
                <text:p>8514</text:p>
              </table:table-cell>
              <table:table-cell office:value-type="float" office:value="1.42058264880732">
                <text:p>1.42058264880732</text:p>
              </table:table-cell>
              <table:table-cell office:value-type="float" office:value="41145539">
                <text:p>41145539</text:p>
              </table:table-cell>
              <table:table-cell office:value-type="float" office:value="242.107746098818">
                <text:p>242.10774609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54.60344827586">
                <text:p>4354.60344827586</text:p>
              </table:table-cell>
              <table:table-cell office:value-type="float" office:value="2.02184610183579">
                <text:p>2.02184610183579</text:p>
              </table:table-cell>
              <table:table-cell office:value-type="float" office:value="60243">
                <text:p>60243</text:p>
              </table:table-cell>
              <table:table-cell office:value-type="float" office:value="1.5570497483706">
                <text:p>1.557049748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.708333333333">
                <text:p>603.708333333333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31960">
                <text:p>31960</text:p>
              </table:table-cell>
              <table:table-cell office:value-type="float" office:value="1.93315077319588">
                <text:p>1.9331507731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742857142857">
                <text:p>129.742857142857</text:p>
              </table:table-cell>
              <table:table-cell office:value-type="float" office:value="1">
                <text:p>1</text:p>
              </table:table-cell>
              <table:table-cell office:value-type="float" office:value="99902">
                <text:p>99902</text:p>
              </table:table-cell>
              <table:table-cell office:value-type="float" office:value="1.68990642736616">
                <text:p>1.6899064273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7519712790053">
                <text:p>3.67519712790053</text:p>
              </table:table-cell>
              <table:table-cell office:value-type="float" office:value="1">
                <text:p>1</text:p>
              </table:table-cell>
              <table:table-cell office:value-type="float" office:value="523511">
                <text:p>523511</text:p>
              </table:table-cell>
              <table:table-cell office:value-type="float" office:value="13.3826247689464">
                <text:p>13.382624768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722.2169811321">
                <text:p>26722.2169811321</text:p>
              </table:table-cell>
              <table:table-cell office:value-type="float" office:value="1.31384244557043">
                <text:p>1.31384244557043</text:p>
              </table:table-cell>
              <table:table-cell office:value-type="float" office:value="70725">
                <text:p>70725</text:p>
              </table:table-cell>
              <table:table-cell office:value-type="float" office:value="21.1011608623549">
                <text:p>21.101160862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306">
                <text:p>52306</text:p>
              </table:table-cell>
              <table:table-cell office:value-type="float" office:value="7.1369749079919">
                <text:p>7.1369749079919</text:p>
              </table:table-cell>
              <table:table-cell office:value-type="float" office:value="2842381">
                <text:p>2842381</text:p>
              </table:table-cell>
              <table:table-cell office:value-type="float" office:value="2.83143172616857">
                <text:p>2.8314317261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104.609077186788">
                <text:p>104.609077186788</text:p>
              </table:table-cell>
              <table:table-cell office:value-type="float" office:value="319854.56">
                <text:p>319854.56</text:p>
              </table:table-cell>
              <table:table-cell office:value-type="float" office:value="59.2696262854276">
                <text:p>59.269626285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21.6683183008129">
                <text:p>21.6683183008129</text:p>
              </table:table-cell>
              <table:table-cell office:value-type="float" office:value="1641411.5">
                <text:p>1641411.5</text:p>
              </table:table-cell>
              <table:table-cell office:value-type="float" office:value="6.77331420373027">
                <text:p>6.7733142037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22.2169811321">
                <text:p>26722.2169811321</text:p>
              </table:table-cell>
              <table:table-cell office:value-type="float" office:value="1">
                <text:p>1</text:p>
              </table:table-cell>
              <table:table-cell office:value-type="float" office:value="1641411.5">
                <text:p>1641411.5</text:p>
              </table:table-cell>
              <table:table-cell office:value-type="float" office:value="16.0481927710843">
                <text:p>16.048192771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30.2576271186">
                <text:p>26430.2576271186</text:p>
              </table:table-cell>
              <table:table-cell office:value-type="float" office:value="3.42925926966516">
                <text:p>3.42925926966516</text:p>
              </table:table-cell>
              <table:table-cell office:value-type="float" office:value="795004.777777778">
                <text:p>795004.777777778</text:p>
              </table:table-cell>
              <table:table-cell office:value-type="float" office:value="7.73071528751753">
                <text:p>7.7307152875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204">
                <text:p>41204</text:p>
              </table:table-cell>
              <table:table-cell office:value-type="float" office:value="1.02928874344029">
                <text:p>1.02928874344029</text:p>
              </table:table-cell>
              <table:table-cell office:value-type="float" office:value="2945072">
                <text:p>2945072</text:p>
              </table:table-cell>
              <table:table-cell office:value-type="float" office:value="5.00795215562566">
                <text:p>5.0079521556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.615384615385">
                <text:p>592.615384615385</text:p>
              </table:table-cell>
              <table:table-cell office:value-type="float" office:value="12.4275618374558">
                <text:p>12.4275618374558</text:p>
              </table:table-cell>
              <table:table-cell office:value-type="float" office:value="424620">
                <text:p>424620</text:p>
              </table:table-cell>
              <table:table-cell office:value-type="float" office:value="16.1432748538012">
                <text:p>16.143274853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73">
                <text:p>28073</text:p>
              </table:table-cell>
              <table:table-cell office:value-type="float" office:value="2.91267307866169">
                <text:p>2.91267307866169</text:p>
              </table:table-cell>
              <table:table-cell office:value-type="float" office:value="319480">
                <text:p>319480</text:p>
              </table:table-cell>
              <table:table-cell office:value-type="float" office:value="1.68115334730121">
                <text:p>1.6811533473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90">
                <text:p>34190</text:p>
              </table:table-cell>
              <table:table-cell office:value-type="float" office:value="2.10344827586207">
                <text:p>2.103448275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769.25">
                <text:p>378769.25</text:p>
              </table:table-cell>
              <table:table-cell office:value-type="float" office:value="1.97708915520595">
                <text:p>1.9770891552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45539">
                <text:p>41145539</text:p>
              </table:table-cell>
              <table:table-cell office:value-type="float" office:value="335.025371073524">
                <text:p>335.02537107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75984">
                <text:p>21175984</text:p>
              </table:table-cell>
              <table:table-cell office:value-type="float" office:value="39.6694560669456">
                <text:p>39.669456066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474088">
                <text:p>125474088</text:p>
              </table:table-cell>
              <table:table-cell office:value-type="float" office:value="304.087339362208">
                <text:p>304.08733936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98">
                <text:p>448098</text:p>
              </table:table-cell>
              <table:table-cell office:value-type="float" office:value="15.9592555331992">
                <text:p>15.959255533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98">
                <text:p>448098</text:p>
              </table:table-cell>
              <table:table-cell office:value-type="float" office:value="8.52349437458637">
                <text:p>8.5234943745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760">
                <text:p>1229760</text:p>
              </table:table-cell>
              <table:table-cell office:value-type="float" office:value="1.98516242317823">
                <text:p>1.98516242317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